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Footer">
      <style:text-properties style:font-name="Liberation Sans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0fe0f2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1d88a79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officeooo:rsid="008d3585" officeooo:paragraph-rsid="01d88a79" style:font-size-asian="12pt" style:font-size-complex="12pt"/>
    </style:style>
    <style:style style:name="P6" style:family="paragraph" style:parent-style-name="Standard">
      <style:text-properties style:font-name="Liberation Sans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7" style:family="paragraph" style:parent-style-name="Standard">
      <style:text-properties style:font-name="Liberation Sans" fo:font-size="12pt" fo:font-style="italic" officeooo:rsid="05fe4687" officeooo:paragraph-rsid="01e45733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paragraph-rsid="01f4473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214c577" officeooo:paragraph-rsid="0214c5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loext:opacity="100%" style:font-name="Ubuntu1" fo:font-size="9.5pt" fo:language="nl" fo:country="NL" fo:font-weight="normal" officeooo:rsid="02e5ade6" officeooo:paragraph-rsid="021979a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loext:opacity="100%" style:font-name="Liberation Sans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92a294" officeooo:paragraph-rsid="0211b1f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0f92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31cb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0824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de2d9" fo:hyphenate="false" fo:hyphenation-remain-char-count="2" fo:hyphenation-push-char-count="2" loext:hyphenation-no-caps="false"/>
    </style:style>
    <style:style style:name="P34" style:family="paragraph" style:parent-style-name="Standard">
      <style:text-properties officeooo:paragraph-rsid="01d88a79"/>
    </style:style>
    <style:style style:name="P35" style:family="paragraph" style:parent-style-name="Standard">
      <style:text-properties officeooo:paragraph-rsid="0215d47e"/>
    </style:style>
    <style:style style:name="P3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1979a2"/>
    </style:style>
    <style:style style:name="P37" style:family="paragraph" style:parent-style-name="Standard" style:list-style-name="L1">
      <style:text-properties style:font-name="Liberation Sans" fo:font-size="12pt" fo:font-weight="bold" officeooo:paragraph-rsid="0181027b" style:font-size-asian="12pt" style:font-weight-asian="bold" style:font-size-complex="12pt" style:font-weight-complex="bold"/>
    </style:style>
    <style:style style:name="P3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" style:family="text">
      <style:text-properties style:font-name="Liberation Sans" fo:font-size="12pt" fo:language="nl" fo:country="NL" fo:font-style="italic" officeooo:rsid="00ff40e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style:font-name="Liberation Sans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font-name="Liberation Sans" fo:font-size="12pt" fo:font-weight="bold" officeooo:rsid="0e0463fc" style:font-weight-asian="bold" style:font-weight-complex="bold"/>
    </style:style>
    <style:style style:name="T8" style:family="text">
      <style:text-properties style:font-name="Liberation Sans" fo:font-size="12pt" fo:font-weight="bold" officeooo:rsid="0eb241ea" style:font-weight-asian="bold" style:font-weight-complex="bold"/>
    </style:style>
    <style:style style:name="T9" style:family="text">
      <style:text-properties style:font-name="Liberation Sans" fo:font-size="12pt" fo:font-weight="bold" officeooo:rsid="0211b1f7" style:font-weight-asian="bold" style:font-weight-complex="bold"/>
    </style:style>
    <style:style style:name="T10" style:family="text">
      <style:text-properties style:font-name="Liberation Sans" fo:font-size="12pt" style:text-underline-style="none" style:font-size-asian="12pt" style:font-size-complex="12pt"/>
    </style:style>
    <style:style style:name="T11" style:family="text">
      <style:text-properties style:font-name="Liberation Sans" fo:font-size="12pt" style:text-underline-style="none" officeooo:rsid="01392241" style:font-size-asian="12pt" style:font-size-complex="12pt"/>
    </style:style>
    <style:style style:name="T12" style:family="text">
      <style:text-properties style:font-name="Liberation Sans" fo:font-size="12pt" style:text-underline-style="none" officeooo:rsid="01fa2278" style:font-size-asian="12pt" style:font-size-complex="12pt"/>
    </style:style>
    <style:style style:name="T13" style:family="text">
      <style:text-properties style:font-name="Liberation Sans" fo:font-size="12pt" style:text-underline-style="none" officeooo:rsid="0154e886" style:font-size-asian="12pt" style:font-size-complex="12pt"/>
    </style:style>
    <style:style style:name="T14" style:family="text">
      <style:text-properties style:font-name="Liberation Sans" fo:font-size="12pt" style:text-underline-style="none" officeooo:rsid="0183b5ef" style:font-size-asian="12pt" style:font-size-complex="12pt"/>
    </style:style>
    <style:style style:name="T15" style:family="text">
      <style:text-properties style:font-name="Liberation Sans" fo:font-size="12pt" style:text-underline-style="none" officeooo:rsid="00ee434a" style:font-size-asian="12pt" style:font-size-complex="12pt"/>
    </style:style>
    <style:style style:name="T16" style:family="text">
      <style:text-properties style:font-name="Liberation Sans" fo:font-size="12pt" style:text-underline-style="none" officeooo:rsid="020da1ec" style:font-size-asian="12pt" style:font-size-complex="12pt"/>
    </style:style>
    <style:style style:name="T17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style:text-underline-style="none" fo:font-weight="normal" officeooo:rsid="018cdc78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style:text-underline-style="none" fo:font-weight="normal" officeooo:rsid="01e228c8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style:font-size-asian="12pt" style:font-size-complex="12pt"/>
    </style:style>
    <style:style style:name="T21" style:family="text">
      <style:text-properties style:font-name="Liberation Sans" fo:font-size="12pt" officeooo:rsid="01e91236" style:font-size-asian="12pt" style:font-size-complex="12pt"/>
    </style:style>
    <style:style style:name="T22" style:family="text">
      <style:text-properties style:font-name="Liberation Sans" fo:font-size="12pt" officeooo:rsid="01f7436c" style:font-size-asian="12pt" style:font-size-complex="12pt"/>
    </style:style>
    <style:style style:name="T23" style:family="text">
      <style:text-properties style:font-name="Liberation Sans" fo:font-size="12pt" officeooo:rsid="017c5295"/>
    </style:style>
    <style:style style:name="T24" style:family="text">
      <style:text-properties style:font-name="Liberation Sans" officeooo:rsid="017c5295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officeooo:rsid="013fc3e9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1318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1d766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da6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111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a87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1c23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b241e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211b1f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21318e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font-name="Liberation Sans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font-name="Liberation Sans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font-name="Liberation Sans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font-name="Liberation Sans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font-name="Liberation Sans" fo:font-size="12pt" fo:language="nl" fo:country="NL" fo:font-weight="normal" officeooo:rsid="020da1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nl" fo:country="NL" fo:font-weight="normal" officeooo:rsid="0206bb0e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font-name="Liberation Sans" fo:font-size="12pt" fo:language="nl" fo:country="NL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7" style:family="text">
      <style:text-properties fo:color="#000000" loext:opacity="100%" style:font-name="Liberation Mono" fo:font-size="12pt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98" style:family="text">
      <style:text-properties fo:color="#000000" loext:opacity="100%" style:font-name="Liberation Mono" fo:font-size="12pt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99" style:family="text">
      <style:text-properties fo:color="#000000" loext:opacity="100%" style:font-name="Liberation Mono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00" style:family="text">
      <style:text-properties fo:color="#000000" loext:opacity="100%" style:font-name="Liberation Mono" fo:font-size="12pt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01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102" style:family="text">
      <style:text-properties style:text-line-through-style="none" style:text-line-through-type="none" style:font-name="Liberation Sans" fo:font-size="12pt" style:text-underline-style="none" officeooo:rsid="0154e886" style:font-size-asian="12pt" style:font-size-complex="12pt"/>
    </style:style>
    <style:style style:name="T103" style:family="text">
      <style:text-properties style:text-line-through-style="none" style:text-line-through-type="none" style:font-name="Liberation Sans" fo:font-size="12pt" fo:font-weight="normal" officeooo:rsid="01941de5" style:font-name-asian="DejaVu Sans" style:font-weight-asian="normal" style:language-complex="nl" style:country-complex="NL" style:font-weight-complex="normal"/>
    </style:style>
    <style:style style:name="T104" style:family="text">
      <style:text-properties style:text-line-through-style="none" style:text-line-through-type="none" style:font-name="Liberation Sans" fo:font-size="12pt" fo:font-weight="normal" officeooo:rsid="0181027b" style:font-name-asian="DejaVu Sans" style:font-weight-asian="normal" style:language-complex="nl" style:country-complex="NL" style:font-weight-complex="normal"/>
    </style:style>
    <style:style style:name="T105" style:family="text">
      <style:text-properties style:text-line-through-style="none" style:text-line-through-type="none" style:font-name="Liberation Sans" fo:font-size="12pt" fo:font-weight="normal" officeooo:rsid="01cfb878" style:font-name-asian="DejaVu Sans" style:font-weight-asian="normal" style:language-complex="nl" style:country-complex="NL" style:font-weight-complex="normal"/>
    </style:style>
    <style:style style:name="T106" style:family="text">
      <style:text-properties style:text-line-through-style="none" style:text-line-through-type="none" style:font-name="Liberation Sans" fo:font-size="12pt" fo:font-weight="normal" officeooo:rsid="01fe6309" style:font-name-asian="DejaVu Sans" style:font-weight-asian="normal" style:language-complex="nl" style:country-complex="NL" style:font-weight-complex="normal"/>
    </style:style>
    <style:style style:name="T107" style:family="text">
      <style:text-properties style:text-line-through-style="none" style:text-line-through-type="none" style:font-name="Liberation Sans" fo:font-size="12pt" fo:font-weight="normal" officeooo:rsid="00bddfbe" style:font-name-asian="Ubuntu" style:font-size-asian="12pt" style:font-weight-asian="normal" style:font-size-complex="12pt" style:font-weight-complex="normal"/>
    </style:style>
    <style:style style:name="T10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officeooo:rsid="01bb6e0a"/>
    </style:style>
    <style:style style:name="T111" style:family="text">
      <style:text-properties officeooo:rsid="01c3beaf"/>
    </style:style>
    <style:style style:name="T112" style:family="text">
      <style:text-properties fo:font-weight="bold" officeooo:rsid="01bb6e0a" style:font-weight-asian="bold" style:font-weight-complex="bold"/>
    </style:style>
    <style:style style:name="T113" style:family="text">
      <style:text-properties officeooo:rsid="0211b1f7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Strong_20_Emphasis"><text:span text:style-name="T81">C</text:span></text:span><text:span text:style-name="Strong_20_Emphasis"><text:span text:style-name="T80">hecklist voor </text:span></text:span><text:span text:style-name="Strong_20_Emphasis"><text:span text:style-name="T82">de installatie</text:span></text:span><text:span text:style-name="Strong_20_Emphasis"><text:span text:style-name="T80"> van </text:span></text:span><text:reference-mark-start text:name="Distributie"/><text:span text:style-name="Strong_20_Emphasis"><text:span text:style-name="T83">Debia</text:span></text:span><text:span text:style-name="Strong_20_Emphasis"><text:span text:style-name="T84">n GNU/Linux</text:span></text:span><text:reference-mark-end text:name="Distributie"/><text:span text:style-name="Strong_20_Emphasis"><text:span text:style-name="T83"> </text:span></text:span><text:reference-mark-start text:name="Versie"/><text:span text:style-name="T21">1</text:span><text:span text:style-name="T22">1</text:span><text:reference-mark-end text:name="Versie"/><text:span text:style-name="Strong_20_Emphasis"><text:span text:style-name="T91"> </text:span></text:span><text:span text:style-name="Strong_20_Emphasis"><text:span text:style-name="T92">LTS</text:span></text:span><text:span text:style-name="Strong_20_Emphasis"><text:span text:style-name="T31"> </text:span></text:span><text:reference-mark-start text:name="Editie"/><text:span text:style-name="Strong_20_Emphasis"><text:span text:style-name="T85">desktop</text:span></text:span><text:reference-mark-end text:name="Editie"/><text:span text:style-name="Strong_20_Emphasis"><text:span text:style-name="T86"> </text:span></text:span><text:span text:style-name="Strong_20_Emphasis"><text:span text:style-name="T80">op </text:span></text:span><text:reference-mark-start text:name="Computernaam"/><text:span text:style-name="Strong_20_Emphasis"><text:span text:style-name="T87">pc</text:span></text:span><text:span text:style-name="Strong_20_Emphasis"><text:span text:style-name="T80">0</text:span></text:span><text:span text:style-name="Strong_20_Emphasis"><text:span text:style-name="T88">7</text:span></text:span><text:reference-mark-end text:name="Computernaam"/><text:span text:style-name="T89"> </text:span><text:span text:style-name="T90">(VM).</text:span></text:p>
      <text:p text:style-name="P3"/>
      <text:p text:style-name="P8"><text:span text:style-name="T108">K</text:span><text:span text:style-name="T32">ijk op</text:span><text:span text:style-name="T80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80"> </text:span><text:span text:style-name="T33">voor</text:span><text:span text:style-name="T34"> </text:span><text:span text:style-name="T109">deze en andere </text:span><text:span text:style-name="T35">checklists, scripts, en overige bestanden.</text:span></text:p>
      <text:p text:style-name="P23"/>
      <text:p text:style-name="P7"><text:span text:style-name="T28">D</text:span><text:span text:style-name="T27">it is een invulbare PD</text:span><text:span text:style-name="T29">F</text:span><text:span text:style-name="T27"> met keuzevakken; </text:span><text:span text:style-name="T30">a</text:span><text:span text:style-name="T27">fdrukken is niet noodzakelijk.</text:span></text:p>
      <text:p text:style-name="P9"><text:span text:style-name="Strong_20_Emphasis"><text:span text:style-name="T95"/></text:span></text:p>
      <text:p text:style-name="P24"><text:span text:style-name="Definition"><text:span text:style-name="T5">g</text:span></text:span><text:span text:style-name="Definition"><text:span text:style-name="T4">ebruiker</text:span></text:span><text:span text:style-name="T96"><text:tab/><text:tab/><text:tab/><text:tab/></text:span><text:span text:style-name="User_20_Entry"><text:span text:style-name="T97">Karel</text:span></text:span><text:span text:style-name="User_20_Entry"><text:span text:style-name="T98"> Zimmer</text:span></text:span></text:p>
      <text:p text:style-name="P24"><text:span text:style-name="Definition"><text:span text:style-name="T5">g</text:span></text:span><text:span text:style-name="Definition"><text:span text:style-name="T4">ebruikersnaam</text:span></text:span><text:span text:style-name="Definition"><text:span text:style-name="T3"><text:tab/></text:span></text:span><text:span text:style-name="User_20_Entry"><text:span text:style-name="T97">karel</text:span></text:span></text:p>
      <text:p text:style-name="P25"><text:span text:style-name="Definition"><text:span text:style-name="T5">c</text:span></text:span><text:span text:style-name="Definition"><text:span text:style-name="T4">omputernaam<text:tab/><text:tab/></text:span></text:span><text:span text:style-name="User_20_Entry"><text:span text:style-name="T99"><text:reference-ref text:reference-format="text" text:ref-name="Computernaam">pc07</text:reference-ref></text:span></text:span><text:span text:style-name="User_20_Entry"><text:span text:style-name="T93"> <text:tab/><text:tab/><text:tab/></text:span></text:span><text:span text:style-name="User_20_Entry"><text:span text:style-name="T94">(VM)</text:span></text:span></text:p>
      <text:p text:style-name="P26"><text:span text:style-name="Definition"><text:span text:style-name="T5">o</text:span></text:span><text:span text:style-name="Definition"><text:span text:style-name="T6">pstartmenu</text:span></text:span><text:span text:style-name="T96"><text:tab/><text:tab/></text:span><text:span text:style-name="T80"><text:tab/></text:span><text:span text:style-name="User_20_Entry"><text:span text:style-name="T100">-</text:span></text:span></text:p>
      <text:p text:style-name="P27"><text:span text:style-name="Definition"><text:span text:style-name="T5">i</text:span></text:span><text:span text:style-name="Definition"><text:span text:style-name="T6">nstellingen</text:span></text:span><text:span text:style-name="T80"><text:tab/><text:tab/><text:tab/></text:span><text:span text:style-name="User_20_Entry"><text:span text:style-name="T100">-</text:span></text:span></text:p>
      <text:p text:style-name="P16"/>
      <text:p text:style-name="P15"/>
      <text:list xml:id="list2756130143" text:style-name="L1">
        <text:list-item>
          <text:p text:style-name="P37">Installatie voorbereiden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4"><text:span text:style-name="Strong_20_Emphasis"><text:span text:style-name="T68"/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51"/></text:span></text:p>
          </table:table-cell>
        </table:table-row>
      </table:table>
      <text:p text:style-name="P41"/>
      <text:list xml:id="list101204745771304" text:continue-numbering="true" text:style-name="L1">
        <text:list-item>
          <text:p text:style-name="P38">Installatie uitvoeren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4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31"><text:span text:style-name="Strong_20_Emphasis"><text:span text:style-name="T56"/></text:span></text:p>
          </table:table-cell>
        </table:table-row>
      </table:table>
      <text:p text:style-name="P42"/>
      <text:list xml:id="list101203236604460" text:continue-numbering="true" text:style-name="L1">
        <text:list-item>
          <text:p text:style-name="P39">Installatie afronden</text:p>
        </text:list-item>
      </text:list>
      <text:p text:style-name="P14"><text:span text:style-name="Emphasis"><text:span text:style-name="T10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48"><text:s/></text:span></text:span><text:span text:style-name="Strong_20_Emphasis"><text:span text:style-name="T68"><draw:control text:anchor-type="as-char" draw:z-index="0" draw:name="Vorm5" draw:style-name="gr1" draw:text-style-name="P43" svg:width="0.35cm" svg:height="0.35cm" draw:control="control1"/></text:span></text:span></text:p>
          </table:table-cell>
          <table:table-cell table:style-name="_33_._5f_Installatie_5f_afronden.A1" office:value-type="string">
            <text:p text:style-name="P29"><text:span text:style-name="T47">Voeg een</text:span><text:span text:style-name="T37"> </text:span><text:span text:style-name="T36">toetsenbordindelin</text:span><text:span text:style-name="T38">g</text:span><text:span text:style-name="T39"> </text:span><text:span text:style-name="T47">toe </text:span><text:span text:style-name="Strong_20_Emphasis"><text:span text:style-name="T58">via </text:span></text:span><text:span text:style-name="Strong_20_Emphasis"><text:span text:style-name="T54">een klik op </text:span></text:span><text:span text:style-name="Strong_20_Emphasis"><text:span text:style-name="T59">de </text:span></text:span><text:span text:style-name="Strong_20_Emphasis"><text:span text:style-name="T66">Super</text:span></text:span><text:span text:style-name="Strong_20_Emphasis"><text:span text:style-name="T59">-toets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70">toet</text:span></text:span><text:span text:style-name="Strong_20_Emphasis"><text:span text:style-name="T59"> </text:span></text:span><text:span text:style-name="Strong_20_Emphasis"><text:span text:style-name="T62">e</text:span></text:span><text:span text:style-name="Strong_20_Emphasis"><text:span text:style-name="T58">n </text:span></text:span><text:span text:style-name="Strong_20_Emphasis"><text:span text:style-name="T63">k</text:span></text:span><text:span text:style-name="Strong_20_Emphasis"><text:span text:style-name="T58">lik </text:span></text:span><text:span text:style-name="Strong_20_Emphasis"><text:span text:style-name="T64">bij </text:span></text:span><text:span text:style-name="Strong_20_Emphasis"><text:span text:style-name="T58"><text:s/></text:span></text:span><text:span text:style-name="Strong_20_Emphasis"><text:span text:style-name="T76">Instellingen </text:span></text:span><text:span text:style-name="Strong_20_Emphasis"><text:span text:style-name="T58">op het pictogram van </text:span></text:span><text:span text:style-name="Strong_20_Emphasis"><text:span text:style-name="T77">Regio en taal</text:span></text:span><text:span text:style-name="Strong_20_Emphasis"><text:span text:style-name="T65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48"/></text:span></text:p>
          </table:table-cell>
          <table:table-cell table:style-name="_33_._5f_Installatie_5f_afronden.A1" office:value-type="string">
            <text:p text:style-name="P33"><text:span text:style-name="T42">O</text:span><text:span text:style-name="T37">nder </text:span><text:span text:style-name="Strong_20_Emphasis"><text:span text:style-name="T78">I</text:span></text:span><text:span text:style-name="Strong_20_Emphasis"><text:span text:style-name="T79">nvoerbron</text:span></text:span><text:span text:style-name="T37"> </text:span><text:span text:style-name="T39">klik </text:span><text:span text:style-name="T37">op </text:span><text:span text:style-name="Strong_20_Emphasis"><text:span text:style-name="T79">+</text:span></text:span><text:span text:style-name="T37"> </text:span><text:span text:style-name="T43">(plus-teken), </text:span><text:span text:style-name="T44">klik</text:span><text:span text:style-name="T45"> op </text:span><text:span text:style-name="T75">Engels</text:span><text:span text:style-name="T44">, </text:span><text:span text:style-name="T46">selecteer</text:span><text:span text:style-name="T37"> </text:span><text:span text:style-name="Strong_20_Emphasis"><text:span text:style-name="T79">Engels </text:span></text:span><text:span text:style-name="Strong_20_Emphasis"><text:span text:style-name="T72">(</text:span></text:span><text:span text:style-name="Strong_20_Emphasis"><text:span text:style-name="T74">GB</text:span></text:span><text:span text:style-name="Strong_20_Emphasis"><text:span text:style-name="T72">, </text:span></text:span><text:span text:style-name="Strong_20_Emphasis"><text:span text:style-name="T73">int</text:span></text:span><text:span text:style-name="Strong_20_Emphasis"><text:span text:style-name="T74">ernationaa</text:span></text:span><text:span text:style-name="Strong_20_Emphasis"><text:span text:style-name="T73">l, </text:span></text:span><text:span text:style-name="Strong_20_Emphasis"><text:span text:style-name="T74">met dode toetsen</text:span></text:span><text:span text:style-name="Strong_20_Emphasis"><text:span text:style-name="T72">)</text:span></text:span><text:span text:style-name="T37">, </text:span><text:span text:style-name="T44">en klik op </text:span><text:span text:style-name="T71">Toevoegen</text:span><text:span text:style-name="T44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48"/></text:span></text:p>
          </table:table-cell>
          <table:table-cell table:style-name="_33_._5f_Installatie_5f_afronden.A1" office:value-type="string">
            <text:p text:style-name="P21"><text:span text:style-name="T24">Sluit het scherm </text:span><text:span text:style-name="Strong_20_Emphasis"><text:span text:style-name="T23">Regio en taal</text:span></text:span><text:span text:style-name="T24">.</text:span></text:p>
          </table:table-cell>
        </table:table-row>
      </table:table>
      <text:p text:style-name="P17"/>
      <text:p text:style-name="P6"/>
      <text:list xml:id="list101205003451481" text:continue-numbering="true" text:style-name="L1">
        <text:list-item>
          <text:p text:style-name="P40">Gebruiker inrichten</text:p>
        </text:list-item>
      </text:list>
      <text:p text:style-name="P18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5"><text:span text:style-name="Strong_20_Emphasis"><text:span text:style-name="T48"><text:s/></text:span></text:span><text:span text:style-name="Strong_20_Emphasis"><text:span text:style-name="T68"><draw:control text:anchor-type="as-char" draw:z-index="1" draw:name="Vorm9_0" draw:style-name="gr1" draw:text-style-name="P43" svg:width="0.35cm" svg:height="0.35cm" draw:control="control2"/></text:span></text:span></text:p>
          </table:table-cell>
          <table:table-cell table:style-name="_34_._5f_Gebruiker_5f_inrichten.A1" office:value-type="string">
            <text:p text:style-name="P11">Zet beeldschermresolutie op 1280 x 768 (16:10).</text:p>
          </table:table-cell>
        </table:table-row>
      </table:table>
      <text:p text:style-name="P12"><text:span text:style-name="Strong_20_Emphasis"><text:span text:style-name="T107"/></text:span></text:p>
      <text:p text:style-name="P19"/>
      <text:p text:style-name="P13"><text:span text:style-name="T11">Einde c</text:span><text:span text:style-name="T10">hecklist, </text:span><text:span text:style-name="T12">de</text:span><text:span text:style-name="T10"> installatie van </text:span><text:span text:style-name="T10"><text:reference-ref text:reference-format="text" text:ref-name="Distributie">Debian GNU/Linux</text:reference-ref></text:span><text:span text:style-name="Strong_20_Emphasis"><text:span text:style-name="T17"><text:s/></text:span></text:span><text:span text:style-name="T13"><text:reference-ref text:reference-format="text" text:ref-name="Versie">11</text:reference-ref></text:span><text:span text:style-name="Strong_20_Emphasis"><text:span text:style-name="T18"><text:s/></text:span></text:span><text:span text:style-name="Strong_20_Emphasis"><text:span text:style-name="T19">LTS</text:span></text:span><text:span text:style-name="T102"> </text:span><text:span text:style-name="T10"><text:reference-ref text:reference-format="text" text:ref-name="Editie">desktop</text:reference-ref></text:span><text:span text:style-name="T10"><text:s/></text:span><text:span text:style-name="T14">op </text:span><text:span text:style-name="T14"><text:reference-ref text:reference-format="text" text:ref-name="Computernaam">pc07</text:reference-ref></text:span><text:span text:style-name="T15"><text:s/></text:span><text:span text:style-name="T16">(VM) </text:span><text:span text:style-name="T10">is voltooid.</text:span></text:p>
      <text:p text:style-name="P20"/>
      <text:p text:style-name="P28"><text:span text:style-name="T69">Geschreven</text:span><text:span text:style-name="T40"> door Karel Zimmer &lt;</text:span><text:a xlink:type="simple" xlink:href="mailto:info@karelzimmer.nl" text:style-name="Internet_20_link" text:visited-style-name="Visited_20_Internet_20_Link"><text:span text:style-name="T20">info@karelzimmer.nl</text:span></text:a><text:span text:style-name="T40">&gt;</text:span><text:span text:style-name="T4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2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Mono1" fo:font-family="'Liberation Mono'" style:font-style-name="Standaard" style:font-family-generic="modern" style:font-pitch="fixed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Mono2" fo:font-family="'Liberation Mono'" style:font-style-name="Vet" style:font-family-generic="modern" style:font-pitch="fixed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P2" style:family="paragraph" style:parent-style-name="Footer">
      <style:text-properties style:font-name="Liberation Sans"/>
    </style:style>
    <style:style style:name="MT1" style:family="text">
      <style:text-properties style:font-name="Liberation Sans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e-Debian-11-desktop-pc07</text:file-name></text:span><text:tab/><text:span text:style-name="MT1"><text:date style:data-style-name="N36" text:date-value="2022-04-15T10:12:03.026270675">15-04-2022</text:date></text:span></text:p>
      </style:header>
      <style:footer>
        <text:p text:style-name="MP2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1</text:page-count></text:p>
      </style:foot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15T10:12:02.868763473</dc:date>
    <meta:printed-by>Karel Zimmer</meta:printed-by>
    <meta:print-date>2012-07-13T13:55:28</meta:print-date>
    <meta:keyword>Installatie</meta:keyword>
    <meta:keyword>Checklist</meta:keyword>
    <meta:keyword>Linux</meta:keyword>
    <meta:editing-cycles>3124</meta:editing-cycles>
    <meta:editing-duration>P7DT12H44M18S</meta:editing-duration>
    <dc:creator>Karel Zimmer</dc:creator>
    <meta:document-statistic meta:table-count="4" meta:image-count="0" meta:object-count="0" meta:page-count="1" meta:paragraph-count="22" meta:word-count="144" meta:character-count="1004" meta:non-whitespace-character-count="869"/>
    <meta:user-defined meta:name="Info 1"/>
    <meta:user-defined meta:name="Info 2"/>
    <meta:user-defined meta:name="Info 3"/>
    <meta:user-defined meta:name="Info 4"/>
  </office:meta>
</office:document-meta>
</file>